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hi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eff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" calcext:value-type="float">
            <text:p>4</text:p>
          </table:table-cell>
          <table:table-cell office:value-type="float" office:value="0.648309932" calcext:value-type="float">
            <text:p>0.6483099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945960825" calcext:value-type="float">
            <text:p>0.89459608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835792125" calcext:value-type="float">
            <text:p>0.88357921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8691703025" calcext:value-type="float">
            <text:p>0.86917030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8986456579" calcext:value-type="float">
            <text:p>0.89864565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8:14:55.250471830</meta:creation-date>
    <dc:date>2017-06-20T18:21:17.954204895</dc:date>
    <meta:editing-duration>PT6M22S</meta:editing-duration>
    <meta:editing-cycles>1</meta:editing-cycles>
    <meta:generator>LibreOffice/5.1.6.2$Linux_X86_64 LibreOffice_project/10m0$Build-2</meta:generator>
    <meta:document-statistic meta:table-count="1" meta:cell-count="24" meta:object-count="0"/>
  </office:meta>
</office:document-meta>
</file>